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ificationWithAfterTest.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ificationWithAfterTest.should_verify_with_at_le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erificationWithAfterTest.should_return_formatted_output_from_toString_when_created_with_factory_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erificationWithAfterTest.should_verify_with_at_most_and_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VerificationWithAfterTest.should_verify_with_time_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erificationWithAfterTest.should_return_formatted_output_from_toString_using_wrapped_verification_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erificationWithAfterTest.should_verify_with_only_and_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VerificationWithAfterTest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ificationWithAfterTest.should_fail_early_when_only_is_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VerificationWithAfterTest.should_verify_with_never_and_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erificationWithAfterTest.should_verify_with_time_x_and_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VerificationWithAfterTest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ificationWithAfterTest.should_fail_early_when_at_most_is_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VerificationWithAfterTest.should_verify_with_at_m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erificationWithAfterTest.should_fail_early_when_time_x_is_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VerificationWithAfterTest.should_verify_with_after_and_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erificationWithAfterTest.should_verify_with_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erificationWithAfterTest.should_verify_with_at_least_and_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VerificationWithAfterTest.should_return_formatted_output_from_toString_when_chaining_other_verification_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erificationWithAfterTest.should_verify_with_af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erificationWithAfterTest.should_fail_early_when_never_is_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erificationWithAfterTest.should_verify_with_ne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